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345e" officeooo:paragraph-rsid="0005345e"/>
    </style:style>
    <style:style style:name="P2" style:family="paragraph" style:parent-style-name="Standard">
      <style:text-properties officeooo:rsid="00072d2e" officeooo:paragraph-rsid="00072d2e"/>
    </style:style>
    <style:style style:name="P3" style:family="paragraph" style:parent-style-name="Standard">
      <style:text-properties officeooo:rsid="00085b6b" officeooo:paragraph-rsid="00085b6b"/>
    </style:style>
    <style:style style:name="P4" style:family="paragraph" style:parent-style-name="Text_20_body">
      <style:text-properties officeooo:rsid="000958a7" officeooo:paragraph-rsid="000958a7"/>
    </style:style>
    <style:style style:name="P5" style:family="paragraph" style:parent-style-name="Heading_20_1">
      <style:text-properties officeooo:rsid="00072d2e" officeooo:paragraph-rsid="00072d2e"/>
    </style:style>
    <style:style style:name="P6" style:family="paragraph" style:parent-style-name="Heading_20_1">
      <style:text-properties officeooo:rsid="000958a7" officeooo:paragraph-rsid="000958a7"/>
    </style:style>
    <style:style style:name="T1" style:family="text">
      <style:text-properties fo:color="#005ab4" fo:background-color="#ffffff"/>
    </style:style>
    <style:style style:name="T2" style:family="text">
      <style:text-properties fo:color="#f5844c" fo:background-color="#ffffff"/>
    </style:style>
    <style:style style:name="T3" style:family="text">
      <style:text-properties fo:color="#ff8040" fo:background-color="#ffffff"/>
    </style:style>
    <style:style style:name="T4" style:family="text">
      <style:text-properties fo:color="#993300" fo:background-color="#ffffff"/>
    </style:style>
    <style:style style:name="T5" style:family="text">
      <style:text-properties fo:color="#000096" fo:background-color="#ffffff"/>
    </style:style>
    <style:style style:name="T6" style:family="text">
      <style:text-properties fo:color="#000000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cupérer &lt;rdg&gt; et ne copier que ceux qui ont le témoin wit=’#P’ .</text:p>
      <text:p text:style-name="P1">contains ( <text:s/>@&lt;wit&gt; + #P <text:s/>)</text:p>
      <text:p text:style-name="P1"/>
      <text:p text:style-name="P3">Il faut reproduire l’arbre tei, on récupère les rdg (les apparats avec), mais on modifie les rdg :</text:p>
      <text:p text:style-name="P3">- quand l’attribut wit comprend Z, on ajoute sur rdg l’attribut type=’main’.</text:p>
      <text:p text:style-name="P3">- dans tous les autres cas, on rajoute l’attribut type=’sub’</text:p>
      <text:h text:style-name="P5" text:outline-level="1">Utilisation de contains</text:h>
      <text:p text:style-name="P1"><text:span text:style-name="T1">&lt;xsl:template</text:span><text:span text:style-name="T2"> match</text:span><text:span text:style-name="T3">=</text:span><text:span text:style-name="T4">"rdg"</text:span><text:span text:style-name="T5">&gt;</text:span><text:line-break/><text:span text:style-name="T6"> <text:s text:c="7"/></text:span><text:span text:style-name="T1">&lt;xsl:if</text:span><text:span text:style-name="T2"> test</text:span><text:span text:style-name="T3">=</text:span><text:span text:style-name="T4">"contains(@wit, '#P')"</text:span><text:span text:style-name="T5">&gt;</text:span><text:line-break/><text:span text:style-name="T6"> <text:s text:c="11"/></text:span><text:span text:style-name="T1">&lt;xsl:copy-of</text:span><text:span text:style-name="T2"> select</text:span><text:span text:style-name="T3">=</text:span><text:span text:style-name="T4">"."</text:span><text:span text:style-name="T5">/&gt;</text:span><text:line-break/><text:span text:style-name="T6"> <text:s text:c="7"/></text:span><text:span text:style-name="T1">&lt;/xsl:if&gt;</text:span><text:line-break/><text:span text:style-name="T6"> <text:s text:c="3"/></text:span><text:span text:style-name="T1">&lt;/xsl:template&gt;</text:span></text:p>
      <text:p text:style-name="P2"><text:span text:style-name="T1"/></text:p>
      <text:p text:style-name="P2">L’utilisation de contains marche comme cela : en premier élément, on met un chemin xPath, et en deuxième élément on met ce qu’on veut qu’il contienne. </text:p>
      <text:p text:style-name="P2"/>
      <text:h text:style-name="P6" text:outline-level="1">Utilisation de xsl:sort</text:h>
      <text:p text:style-name="P4">Parmi les attributs, le @select est obligatoire, et les 3 autres (data-type, order et case-order) sont facultatif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3:02:01.784852536</meta:creation-date>
    <dc:date>2020-02-05T15:49:20.463023171</dc:date>
    <meta:editing-duration>PT2H7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17" meta:character-count="786" meta:non-whitespace-character-count="643"/>
  </office:meta>
</office:document-meta>
</file>